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383cm" fo:margin-left="-0.36cm" table:align="left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778cm"/>
    </style:style>
    <style:style style:name="Tabla1.15" style:family="table-row">
      <style:table-row-properties style:min-row-height="4.999cm"/>
    </style:style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3ee2" officeooo:paragraph-rsid="001911b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911b7" officeooo:paragraph-rsid="001911b7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1d4f0a" officeooo:paragraph-rsid="001d4f0a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9661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efae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1efae8" officeooo:paragraph-rsid="001efae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20d02b" officeooo:paragraph-rsid="0020d02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1a4577" officeooo:paragraph-rsid="001a4577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20e60" officeooo:paragraph-rsid="00220e60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260f1c" officeooo:paragraph-rsid="00260f1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444444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121212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8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officeooo:rsid="001a4577" officeooo:paragraph-rsid="001a457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" fo:font-size="11pt" officeooo:rsid="00196611" officeooo:paragraph-rsid="00196611" style:font-size-asian="11pt" style:font-size-complex="11pt"/>
    </style:style>
    <style:style style:name="T1" style:family="text">
      <style:text-properties officeooo:rsid="001911b7"/>
    </style:style>
    <style:style style:name="T2" style:family="text">
      <style:text-properties officeooo:rsid="001d4f0a"/>
    </style:style>
    <style:style style:name="T3" style:family="text">
      <style:text-properties officeooo:rsid="00257a5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  <text:p text:style-name="P2"/>
      <text:p text:style-name="P3">- <text:span text:style-name="T1">Las variables pueden contener cualquier letra minúscula <text:s/>o mayúscula, cualquier numero, y también puede contener un guión bajo, pero una variable no puede comenzar con un numer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Simbolo</text:p>
          </table:table-cell>
          <table:table-cell table:style-name="Tabla1.A1" office:value-type="string">
            <text:p text:style-name="P6">Nombre</text:p>
          </table:table-cell>
          <table:table-cell table:style-name="Tabla1.C1" office:value-type="string">
            <text:p text:style-name="P6">Uso</text:p>
          </table:table-cell>
        </table:table-row>
        <table:table-row>
          <table:table-cell table:style-name="Tabla1.A2" office:value-type="string">
            <text:p text:style-name="P6">@</text:p>
          </table:table-cell>
          <table:table-cell table:style-name="Tabla1.A2" office:value-type="string">
            <text:p text:style-name="P12">Comentario</text:p>
          </table:table-cell>
          <table:table-cell table:style-name="Tabla1.C2" office:value-type="string">
            <text:p text:style-name="P6">Comentarios simples 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Variable</text:p>
          </table:table-cell>
          <table:table-cell table:style-name="Tabla1.C2" office:value-type="string">
            <text:p text:style-name="P6">Constate variable e identificador de proceso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Numero</text:p>
          </table:table-cell>
          <table:table-cell table:style-name="Tabla1.C2" office:value-type="string">
            <text:p text:style-name="P6">Numero literal</text:p>
            <text:p text:style-name="P6"/>
          </table:table-cell>
        </table:table-row>
        <table:table-row>
          <table:table-cell table:style-name="Tabla1.A2" office:value-type="string">
            <text:p text:style-name="P6">menor_igual</text:p>
          </table:table-cell>
          <table:table-cell table:style-name="Tabla1.A2" office:value-type="string">
            <text:p text:style-name="P8">5&lt;=5=VERDADERO</text:p>
          </table:table-cell>
          <table:table-cell table:style-name="Tabla1.C2" office:value-type="string">
            <text:p text:style-name="P6">Comparacion de minimo menor o igual </text:p>
          </table:table-cell>
        </table:table-row>
        <table:table-row>
          <table:table-cell table:style-name="Tabla1.A2" office:value-type="string">
            <text:p text:style-name="P6">&lt;-</text:p>
          </table:table-cell>
          <table:table-cell table:style-name="Tabla1.A2" office:value-type="string">
            <text:p text:style-name="P6">Asignación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<text:span text:style-name="T2">m</text:span>enor</text:p>
          </table:table-cell>
          <table:table-cell table:style-name="Tabla1.A2" office:value-type="string">
            <text:p text:style-name="P8">5&lt;6=VERDADERO</text:p>
          </table:table-cell>
          <table:table-cell table:style-name="Tabla1.C2" office:value-type="string">
            <text:p text:style-name="P6">Los operadores relacionales, también denominados operadores binarios lógicos y de comparación, </text:p>
          </table:table-cell>
        </table:table-row>
        <table:table-row>
          <table:table-cell table:style-name="Tabla1.A2" office:value-type="string">
            <text:p text:style-name="P6"><text:span text:style-name="T2">m</text:span>ayor</text:p>
          </table:table-cell>
          <table:table-cell table:style-name="Tabla1.A2" office:value-type="string">
            <text:p text:style-name="P8">6&gt;10=FALSO</text:p>
          </table:table-cell>
          <table:table-cell table:style-name="Tabla1.C2" office:value-type="string">
            <text:p text:style-name="P7">se utilizan para comprobar la veracidad o falsedad de determinadas propuestas de relación</text:p>
          </table:table-cell>
        </table:table-row>
        <table:table-row>
          <table:table-cell table:style-name="Tabla1.A2" office:value-type="string">
            <text:p text:style-name="P6"><text:span text:style-name="T2">m</text:span>ayor_igual </text:p>
          </table:table-cell>
          <table:table-cell table:style-name="Tabla1.A2" office:value-type="string">
            <text:p text:style-name="P8">10&gt;=10=VERDADERO</text:p>
          </table:table-cell>
          <table:table-cell table:style-name="Tabla1.C2" office:value-type="string">
            <text:p text:style-name="P7">(en realidad se trata respuestas a preguntas).</text:p>
          </table:table-cell>
        </table:table-row>
        <table:table-row>
          <table:table-cell table:style-name="Tabla1.A2" office:value-type="string">
            <text:p text:style-name="P11"><text:span text:style-name="T2">i</text:span>gual</text:p>
          </table:table-cell>
          <table:table-cell table:style-name="Tabla1.A2" office:value-type="string">
            <text:p text:style-name="P8">5==2=FALSO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1">Y</text:p>
          </table:table-cell>
          <table:table-cell table:style-name="Tabla1.A2" office:value-type="string">
            <text:p text:style-name="P8">Expresion_FALSA Y Expresion_VERDADERA</text:p>
            <text:p text:style-name="P8">= FALS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O</text:p>
          </table:table-cell>
          <table:table-cell table:style-name="Tabla1.A2" office:value-type="string">
            <text:p text:style-name="P8">Expresion_FALSA Y Expresion_VERDADERA</text:p>
            <text:p text:style-name="P8">= VERDADER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<text:span text:style-name="T2">n</text:span>egacio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11"><text:span text:style-name="T2">s</text:span>i </text:p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5">Es una estructura de control que nos posibilita definir las acciones que se deben llevar a cabo si se cumple ciertas condiciones</text:p>
          </table:table-cell>
        </table:table-row>
        <text:soft-page-break/>
        <table:table-row table:style-name="Tabla1.15">
          <table:table-cell table:style-name="Tabla1.A2" office:value-type="string">
            <text:p text:style-name="P11"><text:span text:style-name="T2">s</text:span>i_<text:span text:style-name="T2">n</text:span>o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5">Determinar las acciones que se deben llevar a cabo si se cumple cierta condiciones 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m</text:span>ientra_<text:span text:style-name="T2">q</text:span>u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6">El ciclo for es aquel que nos permite repetir una instrucción dentro de nuestro programa, este ciclo presenta la siguiente característica:</text:p>
            <text:list xml:id="list3805251260072839313" text:style-name="L1">
              <text:list-item>
                <text:p text:style-name="P17">Tiene un inicio: En el cual se define de donde queremos que comience</text:p>
              </text:list-item>
              <text:list-item>
                <text:p text:style-name="P18">Tiene un Fin: En el cual se indica hasta donde queremos que llegue.</text:p>
              </text:list-item>
            </text:list>
            <text:p text:style-name="P20"/>
          </table:table-cell>
        </table:table-row>
        <table:table-row table:style-name="Tabla1.14">
          <table:table-cell table:style-name="Tabla1.A2" office:value-type="string">
            <text:p text:style-name="P11"><text:span text:style-name="T2">c</text:span>onstant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5">Una constante tiene las mismas características que una variable excepto el hecho de que su valor asignado no puede ser cambiado durante la ejecución de programa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h</text:span>acer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 añadir cierta ventaja adicional <text:span text:style-name="T3">de los ciclos while </text:span>y esta consiste que nos da la posibilidad de ejecutar primero el bloque de instrucciones antes de evaluar la condición necesaria, de este modo los ciclos do-while, son más efectivos para algunas situaciones especificas.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p</text:span>ara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n ejecutar una o varias líneas de código de forma iterativa, conociendo un valor especifico inicial y otro valor final, además nos permiten determinar el tamaño del paso entre cada "giro" o iteración del ciclo.</text:p>
          </table:table-cell>
        </table:table-row>
        <table:table-row table:style-name="Tabla1.14">
          <table:table-cell table:style-name="Tabla1.A2" office:value-type="string">
            <text:p text:style-name="P5">VERDADERO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3">Valores booleanos para asignar <text:s/>a una variable de dicho tipo </text:p>
          </table:table-cell>
        </table:table-row>
        <text:soft-page-break/>
        <table:table-row table:style-name="Tabla1.14">
          <table:table-cell table:style-name="Tabla1.A2" office:value-type="string">
            <text:p text:style-name="P5">FALS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4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6T11:26:35.230919941</dc:date>
    <meta:editing-duration>PT1H12M48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3" meta:paragraph-count="57" meta:word-count="374" meta:character-count="2429" meta:non-whitespace-character-count="2099"/>
  </office:meta>
</office:document-meta>
</file>